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f23" officeooo:paragraph-rsid="0003df23"/>
    </style:style>
    <style:style style:name="P2" style:family="paragraph" style:parent-style-name="Standard" style:list-style-name="L2">
      <style:text-properties officeooo:rsid="0003df23" officeooo:paragraph-rsid="0003df23"/>
    </style:style>
    <style:style style:name="P3" style:family="paragraph" style:parent-style-name="Standard">
      <style:text-properties fo:font-weight="bold" officeooo:rsid="0003df23" officeooo:paragraph-rsid="0003df2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ngwriter’s Corner App</text:p>
      <text:p text:style-name="P3"/>
      <text:p text:style-name="P1">Next Phase:</text:p>
      <text:list xml:id="list5432285349746544815" text:style-name="L2">
        <text:list-item>
          <text:p text:style-name="P2">Remove button (to remove old songs)</text:p>
        </text:list-item>
        <text:list-item>
          <text:p text:style-name="P2">Display username</text:p>
        </text:list-item>
        <text:list-item>
          <text:p text:style-name="P2">Drop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48:02.519130275</meta:creation-date>
    <dc:date>2018-07-11T15:50:12.827307791</dc:date>
    <meta:editing-duration>PT2M10S</meta:editing-duration>
    <meta:editing-cycles>1</meta:editing-cycles>
    <meta:document-statistic meta:table-count="0" meta:image-count="0" meta:object-count="0" meta:page-count="1" meta:paragraph-count="5" meta:word-count="17" meta:character-count="99" meta:non-whitespace-character-count="90"/>
    <meta:generator>LibreOffice/5.1.6.2$Linux_X86_64 LibreOffice_project/10m0$Build-2</meta:generator>
  </office:meta>
</office:document-meta>
</file>